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verpass" svg:font-family="Overpa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ffffcc" draw:fill-gradient-name="Square_20_gray_2f_white" draw:textarea-horizontal-align="justify" draw:textarea-vertical-align="middle" draw:auto-grow-height="false" fo:min-height="27.69cm" fo:min-width="21.09cm"/>
    </style:style>
    <style:style style:name="gr2" style:family="graphic">
      <style:graphic-properties draw:auto-grow-height="true" draw:auto-grow-width="false" fo:min-height="2.671cm" fo:min-width="0cm"/>
    </style:style>
    <style:style style:name="gr3" style:family="graphic" style:parent-style-name="title">
      <style:graphic-properties draw:auto-grow-height="true" draw:auto-grow-width="false" fo:min-height="2.67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2cm" fo:min-width="0cm"/>
    </style:style>
    <style:style style:name="P1" style:family="paragraph">
      <loext:graphic-properties draw:fill="gradient" draw:fill-color="#ffffcc" draw:fill-gradient-name="Square_20_gray_2f_white"/>
      <style:paragraph-properties fo:text-align="center"/>
    </style:style>
    <style:style style:name="P2" style:family="paragraph">
      <style:paragraph-properties fo:text-align="center"/>
      <style:text-properties fo:color="#ffffff" style:font-name="Overpass" fo:font-size="54pt" fo:font-weight="bold" style:font-size-asian="54pt" style:font-weight-asian="bold" style:font-size-complex="54pt" style:font-weight-complex="bold"/>
    </style:style>
    <style:style style:name="P3" style:family="paragraph">
      <style:paragraph-properties fo:text-align="center"/>
      <style:text-properties style:font-name="Overpass" fo:font-size="54pt" fo:font-weight="bold" style:font-size-asian="54pt" style:font-weight-asian="bold" style:font-size-complex="54pt" style:font-weight-complex="bold"/>
    </style:style>
    <style:style style:name="P4" style:family="paragraph">
      <style:paragraph-properties fo:text-align="center"/>
      <style:text-properties style:font-name="Overpass" fo:font-size="26pt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Overpass" fo:font-size="26pt" fo:font-weight="bold" style:font-size-asian="26pt" style:font-weight-asian="bold" style:font-size-complex="26pt" style:font-weight-complex="bold"/>
    </style:style>
    <style:style style:name="P6" style:family="paragraph">
      <style:text-properties style:font-name="Overpass"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="none" draw:fill-color="#ffffff"/>
      <style:text-properties style:font-name="Overpass" fo:font-size="40pt" fo:font-weight="bold" style:font-size-asian="40pt" style:font-weight-asian="bold" style:font-size-complex="40pt" style:font-weight-complex="bold"/>
    </style:style>
    <style:style style:name="P8" style:family="paragraph">
      <style:text-properties style:font-name="Overpass" fo:font-size="26pt" style:font-size-asian="26pt" style:font-size-complex="26pt"/>
    </style:style>
    <style:style style:name="P9" style:family="paragraph">
      <loext:graphic-properties draw:fill="none" draw:fill-color="#ffffff"/>
      <style:text-properties style:font-name="Overpass" fo:font-size="26pt" style:font-size-asian="26pt" style:font-size-complex="26pt"/>
    </style:style>
    <style:style style:name="P10" style:family="paragraph">
      <style:text-properties style:font-name="Overpass" fo:font-size="32pt" style:font-size-asian="32pt" style:font-size-complex="32pt"/>
    </style:style>
    <style:style style:name="P11" style:family="paragraph">
      <loext:graphic-properties draw:fill="none" draw:fill-color="#ffffff"/>
      <style:text-properties style:font-name="Overpass" fo:font-size="32pt" style:font-size-asian="32pt" style:font-size-complex="32pt"/>
    </style:style>
    <style:style style:name="P12" style:family="paragraph">
      <style:text-properties style:font-name="Overpass" fo:font-size="36pt" fo:font-weight="bold" style:font-size-asian="36pt" style:font-weight-asian="bold" style:font-size-complex="36pt" style:font-weight-complex="bold"/>
    </style:style>
    <style:style style:name="P13" style:family="paragraph">
      <loext:graphic-properties draw:fill="none" draw:fill-color="#ffffff"/>
      <style:text-properties style:font-name="Overpass" fo:font-size="36pt" fo:font-weight="bold" style:font-size-asian="36pt" style:font-weight-asian="bold" style:font-size-complex="36pt" style:font-weight-complex="bold"/>
    </style:style>
    <style:style style:name="P14" style:family="paragraph">
      <style:text-properties style:font-name="Overpass" fo:font-size="48pt" fo:font-weight="bold" style:font-size-asian="48pt" style:font-weight-asian="bold" style:font-size-complex="48pt" style:font-weight-complex="bold"/>
    </style:style>
    <style:style style:name="P15" style:family="paragraph">
      <loext:graphic-properties draw:fill="none" draw:fill-color="#ffffff"/>
      <style:text-properties style:font-name="Overpass" fo:font-size="48pt" fo:font-weight="bold" style:font-size-asian="48pt" style:font-weight-asian="bold" style:font-size-complex="48pt" style:font-weight-complex="bold"/>
    </style:style>
    <style:style style:name="P16" style:family="paragraph">
      <style:text-properties style:font-name="Overpass" fo:font-size="28pt" style:font-size-asian="28pt" style:font-size-complex="28pt"/>
    </style:style>
    <style:style style:name="P17" style:family="paragraph">
      <loext:graphic-properties draw:fill="none" draw:fill-color="#ffffff"/>
      <style:text-properties style:font-name="Overpass" fo:font-size="28pt" style:font-size-asian="28pt" style:font-size-complex="28pt"/>
    </style:style>
    <style:style style:name="P18" style:family="paragraph">
      <style:text-properties style:font-name="Overpass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P19" style:family="paragraph">
      <loext:graphic-properties draw:fill="none" draw:fill-color="#ffffff"/>
      <style:text-properties style:font-name="Overpass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  <style:text-properties style:font-name="Overpass" fo:font-size="20pt" style:font-size-asian="20pt" style:font-size-complex="20pt"/>
    </style:style>
    <style:style style:name="P22" style:family="paragraph">
      <style:text-properties fo:color="#ff8d00" fo:font-size="24pt" fo:font-weight="bold" style:font-size-asian="24pt" style:font-weight-asian="bold" style:font-size-complex="24pt" style:font-weight-complex="bold"/>
    </style:style>
    <style:style style:name="P23" style:family="paragraph">
      <loext:graphic-properties draw:fill="none" draw:fill-color="#ffffff"/>
      <style:text-properties fo:color="#ff8d00" style:font-name="Overpass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fffff" style:font-name="Overpass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ff0000" style:font-name="Overpass" fo:font-size="54pt" fo:font-weight="bold" style:font-size-asian="54pt" style:font-weight-asian="bold" style:font-size-complex="54pt" style:font-weight-complex="bold"/>
    </style:style>
    <style:style style:name="T3" style:family="text">
      <style:text-properties style:font-name="Overpass" fo:font-size="54pt" fo:font-weight="bold" style:font-size-asian="54pt" style:font-weight-asian="bold" style:font-size-complex="54pt" style:font-weight-complex="bold"/>
    </style:style>
    <style:style style:name="T4" style:family="text">
      <style:text-properties fo:color="#cc0000" style:font-name="Overpass" fo:font-size="54pt" fo:font-weight="bold" style:font-size-asian="54pt" style:font-weight-asian="bold" style:font-size-complex="54pt" style:font-weight-complex="bold"/>
    </style:style>
    <style:style style:name="T5" style:family="text">
      <style:text-properties style:font-name="Overpass" fo:font-size="26pt" fo:font-weight="bold" style:font-size-asian="26pt" style:font-weight-asian="bold" style:font-size-complex="26pt" style:font-weight-complex="bold"/>
    </style:style>
    <style:style style:name="T6" style:family="text">
      <style:text-properties style:font-name="Overpass" fo:font-size="40pt" fo:font-weight="bold" style:font-size-asian="40pt" style:font-weight-asian="bold" style:font-size-complex="40pt" style:font-weight-complex="bold"/>
    </style:style>
    <style:style style:name="T7" style:family="text">
      <style:text-properties fo:color="#3333ff" style:font-name="Overpass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8" style:family="text">
      <style:text-properties style:font-name="Overpass" fo:font-size="26pt" style:font-size-asian="26pt" style:font-size-complex="26pt"/>
    </style:style>
    <style:style style:name="T9" style:family="text">
      <style:text-properties style:font-name="Overpass" fo:font-size="32pt" style:font-size-asian="32pt" style:font-size-complex="32pt"/>
    </style:style>
    <style:style style:name="T10" style:family="text">
      <style:text-properties style:font-name="Overpass" fo:font-size="36pt" fo:font-weight="bold" style:font-size-asian="36pt" style:font-weight-asian="bold" style:font-size-complex="36pt" style:font-weight-complex="bold"/>
    </style:style>
    <style:style style:name="T11" style:family="text">
      <style:text-properties style:font-name="Overpass" fo:font-size="48pt" fo:font-weight="bold" style:font-size-asian="48pt" style:font-weight-asian="bold" style:font-size-complex="48pt" style:font-weight-complex="bold"/>
    </style:style>
    <style:style style:name="T12" style:family="text">
      <style:text-properties fo:color="#3333ff" style:font-name="Overpass" fo:font-size="48pt" fo:font-weight="bold" style:font-size-asian="48pt" style:font-weight-asian="bold" style:font-size-complex="48pt" style:font-weight-complex="bold"/>
    </style:style>
    <style:style style:name="T13" style:family="text">
      <style:text-properties fo:color="#3333ff" style:font-name="Overpass" fo:font-size="36pt" fo:font-weight="bold" style:font-size-asian="36pt" style:font-weight-asian="bold" style:font-size-complex="36pt" style:font-weight-complex="bold"/>
    </style:style>
    <style:style style:name="T14" style:family="text">
      <style:text-properties style:font-name="Overpass" fo:font-size="28pt" style:font-size-asian="28pt" style:font-size-complex="28pt"/>
    </style:style>
    <style:style style:name="T15" style:family="text">
      <style:text-properties style:font-name="Overpass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6" style:family="text">
      <style:text-properties style:font-name="Overpass" fo:font-size="20pt" style:font-size-asian="20pt" style:font-size-complex="20pt"/>
    </style:style>
    <style:style style:name="T17" style:family="text">
      <style:text-properties style:font-name="Overpass" fo:font-size="20pt" fo:font-style="italic" style:font-size-asian="20pt" style:font-style-asian="italic" style:font-size-complex="20pt" style:font-style-complex="italic"/>
    </style:style>
    <style:style style:name="T18" style:family="text">
      <style:text-properties fo:color="#ff8d00" style:font-name="Overpass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6.555cm" svg:height="2.671cm" svg:x="2.426cm" svg:y="0.737cm">
          <draw:text-box>
            <text:p text:style-name="P2"><text:span text:style-name="T1">Love trumps hate.</text:span></text:p>
          </draw:text-box>
        </draw:frame>
        <draw:frame draw:style-name="gr3" draw:text-style-name="P3" draw:layer="layout" svg:width="16.555cm" svg:height="2.921cm" svg:x="2.425cm" svg:y="0.511cm">
          <draw:text-box>
            <text:p text:style-name="P3"><text:span text:style-name="T2">Love</text:span><text:span text:style-name="T3"> trumps </text:span><text:span text:style-name="T4">hate</text:span><text:span text:style-name="T3">.</text:span></text:p>
          </draw:text-box>
        </draw:frame>
        <draw:frame draw:style-name="gr4" draw:text-style-name="P5" draw:layer="layout" svg:width="10.497cm" svg:height="1.419cm" svg:x="5.488cm" svg:y="3.35cm">
          <draw:text-box>
            <text:p text:style-name="P4"><text:span text:style-name="T5">No matter who you are,</text:span></text:p>
          </draw:text-box>
        </draw:frame>
        <draw:frame draw:style-name="gr4" draw:text-style-name="P7" draw:layer="layout" svg:width="20.386cm" svg:height="2.058cm" svg:x="0.78cm" svg:y="4.338cm">
          <draw:text-box>
            <text:p text:style-name="P6"><text:span text:style-name="T6">You are a part of </text:span><text:span text:style-name="T7">this</text:span><text:span text:style-name="T6"> America.</text:span></text:p>
          </draw:text-box>
        </draw:frame>
        <draw:frame draw:style-name="gr4" draw:text-style-name="P9" draw:layer="layout" svg:width="8.935cm" svg:height="1.419cm" svg:x="6.081cm" svg:y="6.436cm">
          <draw:text-box>
            <text:p text:style-name="P8"><text:span text:style-name="T8">Your voice is valued,</text:span></text:p>
          </draw:text-box>
        </draw:frame>
        <draw:frame draw:style-name="gr4" draw:text-style-name="P11" draw:layer="layout" svg:width="12.965cm" svg:height="1.691cm" svg:x="4.264cm" svg:y="7.728cm">
          <draw:text-box>
            <text:p text:style-name="P10"><text:span text:style-name="T9">Your culture is welcome.</text:span></text:p>
          </draw:text-box>
        </draw:frame>
        <draw:frame draw:style-name="gr4" draw:text-style-name="P13" draw:layer="layout" svg:width="19.484cm" svg:height="1.868cm" svg:x="1.154cm" svg:y="9.433cm">
          <draw:text-box>
            <text:p text:style-name="P12"><text:span text:style-name="T10">Don’t </text:span><text:span text:style-name="T10">let </text:span><text:span text:style-name="T10">voices </text:span><text:span text:style-name="T10">of hate </text:span><text:span text:style-name="T10">triumph</text:span><text:span text:style-name="T10">.</text:span></text:p>
          </draw:text-box>
        </draw:frame>
        <draw:frame draw:style-name="gr4" draw:text-style-name="P15" draw:layer="layout" svg:width="18.832cm" svg:height="2.406cm" svg:x="1.345cm" svg:y="11.38cm">
          <draw:text-box>
            <text:p text:style-name="P14"><text:span text:style-name="T11">Be </text:span><text:span text:style-name="T12">kind</text:span><text:span text:style-name="T11"> to one another,</text:span></text:p>
          </draw:text-box>
        </draw:frame>
        <draw:frame draw:style-name="gr4" draw:text-style-name="P15" draw:layer="layout" svg:width="15.691cm" svg:height="2.406cm" svg:x="2.651cm" svg:y="13.486cm">
          <draw:text-box>
            <text:p text:style-name="P14"><text:span text:style-name="T11">…</text:span><text:span text:style-name="T11">to </text:span><text:span text:style-name="T11">your </text:span><text:span text:style-name="T12">friend</text:span><text:span text:style-name="T12">s</text:span><text:span text:style-name="T11">…</text:span></text:p>
          </draw:text-box>
        </draw:frame>
        <draw:frame draw:style-name="gr4" draw:text-style-name="P15" draw:layer="layout" svg:width="14.227cm" svg:height="2.406cm" svg:x="3.286cm" svg:y="15.298cm">
          <draw:text-box>
            <text:p text:style-name="P14"><text:span text:style-name="T11">…</text:span><text:span text:style-name="T11">to a </text:span><text:span text:style-name="T12">strange</text:span><text:span text:style-name="T12">r</text:span><text:span text:style-name="T11">…</text:span></text:p>
          </draw:text-box>
        </draw:frame>
        <draw:frame draw:style-name="gr4" draw:text-style-name="P13" draw:layer="layout" svg:width="20.013cm" svg:height="1.868cm" svg:x="0.722cm" svg:y="17.45cm">
          <draw:text-box>
            <text:p text:style-name="P12"><text:span text:style-name="T10">…</text:span><text:span text:style-name="T10">to </text:span><text:span text:style-name="T13">someone different</text:span><text:span text:style-name="T10"> than you.</text:span></text:p>
          </draw:text-box>
        </draw:frame>
        <draw:frame draw:style-name="gr4" draw:text-style-name="P17" draw:layer="layout" svg:width="12.935cm" svg:height="1.508cm" svg:x="4.167cm" svg:y="19.631cm">
          <draw:text-box>
            <text:p text:style-name="P16"><text:span text:style-name="T14">If you see something wrong,</text:span></text:p>
          </draw:text-box>
        </draw:frame>
        <draw:frame draw:style-name="gr4" draw:text-style-name="P19" draw:layer="layout" svg:width="8.173cm" svg:height="1.86cm" svg:x="6.68cm" svg:y="21.038cm">
          <draw:text-box>
            <text:p text:style-name="P18"><text:span text:style-name="T15">Don’t observe.</text:span></text:p>
          </draw:text-box>
        </draw:frame>
        <draw:frame draw:style-name="gr5" draw:text-style-name="P7" draw:layer="layout" svg:width="3.211cm" svg:height="2.232cm" svg:x="9.001cm" svg:y="22.771cm">
          <draw:text-box>
            <text:p text:style-name="P6"><text:span text:style-name="T6">Act.</text:span></text:p>
          </draw:text-box>
        </draw:frame>
        <draw:frame draw:style-name="gr4" draw:text-style-name="P21" draw:layer="layout" svg:width="11.491cm" svg:height="2.063cm" svg:x="0.903cm" svg:y="25.392cm">
          <draw:text-box>
            <text:p text:style-name="P20"><text:span text:style-name="T16">“</text:span><text:span text:style-name="T17">True patriotism hates injustice in its</text:span></text:p>
            <text:p text:style-name="P20"><text:span text:style-name="T17">own land more than anywhere else.</text:span><text:span text:style-name="T16">”</text:span></text:p>
          </draw:text-box>
        </draw:frame>
        <draw:frame draw:style-name="gr4" draw:text-style-name="P9" draw:layer="layout" svg:width="7.474cm" svg:height="1.419cm" svg:x="12.765cm" svg:y="25.084cm">
          <draw:text-box>
            <text:p><text:span text:style-name="T8">Clarence Darrow</text:span></text:p>
          </draw:text-box>
        </draw:frame>
        <draw:frame draw:style-name="gr4" draw:text-style-name="P23" draw:layer="layout" svg:width="7.119cm" svg:height="1.326cm" svg:x="12.865cm" svg:y="26.34cm">
          <draw:text-box>
            <text:p text:style-name="P22"><text:span text:style-name="T18">#TigersToget</text:span><text:span text:style-name="T18">h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verpass" svg:font-family="Overpa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Square_20_gray_2f_white" draw:display-name="Square gray/white" draw:style="square" draw:cx="50%" draw:cy="50%" draw:start-color="#b2b2b2" draw:end-color="#ffffff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stin Flory</meta:initial-creator>
    <meta:creation-date>2016-11-11T11:45:20.611293210</meta:creation-date>
    <dc:date>2016-11-11T12:18:15.679589634</dc:date>
    <dc:creator>Justin Flory</dc:creator>
    <meta:editing-duration>PT22S</meta:editing-duration>
    <meta:editing-cycles>1</meta:editing-cycles>
    <meta:document-statistic meta:object-count="18"/>
    <meta:generator>LibreOffice/5.1.6.2.0$Linux_X86_64 LibreOffice_project/10$Build-2</meta:generator>
  </office:meta>
</office:document-meta>
</file>